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196461">
            <text:p>BETA-196461</text:p>
          </table:table-cell>
          <table:table-cell office:value-type="float" office:value="41.32">
            <text:p>41.32</text:p>
          </table:table-cell>
          <table:table-cell office:value-type="float" office:value="2.12">
            <text:p>2.12</text:p>
          </table:table-cell>
          <table:table-cell office:value-type="float" office:value="2500.0">
            <text:p>2500.0</text:p>
          </table:table-cell>
          <table:table-cell office:value-type="float" office:value="40.0">
            <text:p>4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8">
            <text:p>-4.8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amezTorrent2007,VacchiEtal2018a">
            <text:p>GamezTorrent2007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Somoza-03">
            <text:p>Somoza-03</text:p>
          </table:table-cell>
          <table:table-cell office:value-type="float" office:value="40.71">
            <text:p>40.71</text:p>
          </table:table-cell>
          <table:table-cell office:value-type="float" office:value="0.6">
            <text:p>0.6</text:p>
          </table:table-cell>
          <table:table-cell office:value-type="float" office:value="5180.0">
            <text:p>51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1">
            <text:p>-9.1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ornozaEtal1998,VacchiEtal2018a">
            <text:p>SornozaEtal1998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380033">
            <text:p>Beta-380033</text:p>
          </table:table-cell>
          <table:table-cell office:value-type="float" office:value="40.7">
            <text:p>40.7</text:p>
          </table:table-cell>
          <table:table-cell office:value-type="float" office:value="0.6">
            <text:p>0.6</text:p>
          </table:table-cell>
          <table:table-cell office:value-type="float" office:value="7542.0">
            <text:p>7542.0</text:p>
          </table:table-cell>
          <table:table-cell office:value-type="float" office:value="50.0">
            <text:p>5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4.2">
            <text:p>-14.2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string" office:value="CearretaEtal2016,VacchiEtal2018a">
            <text:p>Cearret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196458">
            <text:p>BETA-196458</text:p>
          </table:table-cell>
          <table:table-cell office:value-type="float" office:value="41.32">
            <text:p>41.32</text:p>
          </table:table-cell>
          <table:table-cell office:value-type="float" office:value="2.12">
            <text:p>2.12</text:p>
          </table:table-cell>
          <table:table-cell office:value-type="float" office:value="1270.0">
            <text:p>12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amezTorrent2007,VacchiEtal2018a">
            <text:p>GamezTorrent2007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196460">
            <text:p>BETA-196460</text:p>
          </table:table-cell>
          <table:table-cell office:value-type="float" office:value="41.32">
            <text:p>41.32</text:p>
          </table:table-cell>
          <table:table-cell office:value-type="float" office:value="2.12">
            <text:p>2.12</text:p>
          </table:table-cell>
          <table:table-cell office:value-type="float" office:value="1490.0">
            <text:p>14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7">
            <text:p>-1.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amezTorrent2007,VacchiEtal2018a">
            <text:p>GamezTorrent2007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196459">
            <text:p>BETA-196459</text:p>
          </table:table-cell>
          <table:table-cell office:value-type="float" office:value="41.32">
            <text:p>41.32</text:p>
          </table:table-cell>
          <table:table-cell office:value-type="float" office:value="2.12">
            <text:p>2.12</text:p>
          </table:table-cell>
          <table:table-cell office:value-type="float" office:value="1270.0">
            <text:p>12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amezTorrent2007,VacchiEtal2018a">
            <text:p>GamezTorrent2007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Somoza-01">
            <text:p>Somoza-01</text:p>
          </table:table-cell>
          <table:table-cell office:value-type="float" office:value="40.71">
            <text:p>40.71</text:p>
          </table:table-cell>
          <table:table-cell office:value-type="float" office:value="0.6">
            <text:p>0.6</text:p>
          </table:table-cell>
          <table:table-cell office:value-type="float" office:value="2300.0">
            <text:p>230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">
            <text:p>-5.3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ornozaEtal1998,VacchiEtal2018a">
            <text:p>SornozaEtal1998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Somoza-04">
            <text:p>Somoza-04</text:p>
          </table:table-cell>
          <table:table-cell office:value-type="float" office:value="40.71">
            <text:p>40.71</text:p>
          </table:table-cell>
          <table:table-cell office:value-type="float" office:value="0.6">
            <text:p>0.6</text:p>
          </table:table-cell>
          <table:table-cell office:value-type="float" office:value="5300.0">
            <text:p>530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1">
            <text:p>-9.1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ornozaEtal1998,VacchiEtal2018a">
            <text:p>SornozaEtal1998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380034">
            <text:p>Beta-380034</text:p>
          </table:table-cell>
          <table:table-cell office:value-type="float" office:value="40.7">
            <text:p>40.7</text:p>
          </table:table-cell>
          <table:table-cell office:value-type="float" office:value="0.6">
            <text:p>0.6</text:p>
          </table:table-cell>
          <table:table-cell office:value-type="float" office:value="7622.0">
            <text:p>7622.0</text:p>
          </table:table-cell>
          <table:table-cell office:value-type="float" office:value="42.0">
            <text:p>42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4.6">
            <text:p>-14.6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string" office:value="CearretaEtal2016,VacchiEtal2018a">
            <text:p>Cearret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Somoza-06">
            <text:p>Somoza-06</text:p>
          </table:table-cell>
          <table:table-cell office:value-type="float" office:value="40.71">
            <text:p>40.71</text:p>
          </table:table-cell>
          <table:table-cell office:value-type="float" office:value="0.6">
            <text:p>0.6</text:p>
          </table:table-cell>
          <table:table-cell office:value-type="float" office:value="7860.0">
            <text:p>7860.0</text:p>
          </table:table-cell>
          <table:table-cell office:value-type="float" office:value="350.0">
            <text:p>3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5.1">
            <text:p>-15.1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ornozaEtal1998,VacchiEtal2018a">
            <text:p>SornozaEtal1998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D-AMS_009118">
            <text:p>D-AMS_009118</text:p>
          </table:table-cell>
          <table:table-cell office:value-type="float" office:value="42.29">
            <text:p>42.29</text:p>
          </table:table-cell>
          <table:table-cell office:value-type="float" office:value="3.29">
            <text:p>3.29</text:p>
          </table:table-cell>
          <table:table-cell office:value-type="float" office:value="4638.0">
            <text:p>4638.0</text:p>
          </table:table-cell>
          <table:table-cell office:value-type="float" office:value="29.0">
            <text:p>29.0</text:p>
          </table:table-cell>
          <table:table-cell office:value-type="string" office:value="Posidonia oceanica matte">
            <text:p>Posidonia oceanica matte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7.1">
            <text:p>-7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opezMerinoEtal2017,VacchiEtal2018a">
            <text:p>LopezMerinoEtal2017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D-AMS_009119">
            <text:p>D-AMS_009119</text:p>
          </table:table-cell>
          <table:table-cell office:value-type="float" office:value="42.29">
            <text:p>42.29</text:p>
          </table:table-cell>
          <table:table-cell office:value-type="float" office:value="3.29">
            <text:p>3.29</text:p>
          </table:table-cell>
          <table:table-cell office:value-type="float" office:value="5017.0">
            <text:p>5017.0</text:p>
          </table:table-cell>
          <table:table-cell office:value-type="float" office:value="30.0">
            <text:p>30.0</text:p>
          </table:table-cell>
          <table:table-cell office:value-type="string" office:value="Posidonia oceanica matte">
            <text:p>Posidonia oceanica matte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7.4">
            <text:p>-7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opezMerinoEtal2017,VacchiEtal2018a">
            <text:p>LopezMerinoEtal2017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Somoza-07">
            <text:p>Somoza-07</text:p>
          </table:table-cell>
          <table:table-cell office:value-type="float" office:value="40.67">
            <text:p>40.67</text:p>
          </table:table-cell>
          <table:table-cell office:value-type="float" office:value="0.9">
            <text:p>0.9</text:p>
          </table:table-cell>
          <table:table-cell office:value-type="float" office:value="8300.0">
            <text:p>8300.0</text:p>
          </table:table-cell>
          <table:table-cell office:value-type="float" office:value="300.0">
            <text:p>3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6.6">
            <text:p>-16.6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ornozaEtal1998,VacchiEtal2018a">
            <text:p>SornozaEtal1998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Poz-19247">
            <text:p>Poz-19247</text:p>
          </table:table-cell>
          <table:table-cell office:value-type="float" office:value="41.33">
            <text:p>41.33</text:p>
          </table:table-cell>
          <table:table-cell office:value-type="float" office:value="2.05">
            <text:p>2.05</text:p>
          </table:table-cell>
          <table:table-cell office:value-type="float" office:value="4350.0">
            <text:p>4350.0</text:p>
          </table:table-cell>
          <table:table-cell office:value-type="float" office:value="40.0">
            <text:p>40.0</text:p>
          </table:table-cell>
          <table:table-cell office:value-type="string" office:value="Emys orbicularis bone">
            <text:p>Emys orbicularis bon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3.4">
            <text:p>-3.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DauraEtal2016,VacchiEtal2018a">
            <text:p>Daur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Poz-19180">
            <text:p>Poz-19180</text:p>
          </table:table-cell>
          <table:table-cell office:value-type="float" office:value="41.33">
            <text:p>41.33</text:p>
          </table:table-cell>
          <table:table-cell office:value-type="float" office:value="2.05">
            <text:p>2.05</text:p>
          </table:table-cell>
          <table:table-cell office:value-type="float" office:value="5190.0">
            <text:p>5190.0</text:p>
          </table:table-cell>
          <table:table-cell office:value-type="float" office:value="40.0">
            <text:p>40.0</text:p>
          </table:table-cell>
          <table:table-cell office:value-type="string" office:value="Organic sediments">
            <text:p>Organic sediment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">
            <text:p>-2.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DauraEtal2016,VacchiEtal2018a">
            <text:p>Daur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Poz-19113">
            <text:p>Poz-19113</text:p>
          </table:table-cell>
          <table:table-cell office:value-type="float" office:value="41.33">
            <text:p>41.33</text:p>
          </table:table-cell>
          <table:table-cell office:value-type="float" office:value="2.05">
            <text:p>2.05</text:p>
          </table:table-cell>
          <table:table-cell office:value-type="float" office:value="3530.0">
            <text:p>3530.0</text:p>
          </table:table-cell>
          <table:table-cell office:value-type="float" office:value="30.0">
            <text:p>30.0</text:p>
          </table:table-cell>
          <table:table-cell office:value-type="string" office:value="Organic sediments">
            <text:p>Organic sediment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auraEtal2016,VacchiEtal2018a">
            <text:p>Daur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UBA-25345">
            <text:p>UBA-25345</text:p>
          </table:table-cell>
          <table:table-cell office:value-type="float" office:value="42.29">
            <text:p>42.29</text:p>
          </table:table-cell>
          <table:table-cell office:value-type="float" office:value="3.29">
            <text:p>3.29</text:p>
          </table:table-cell>
          <table:table-cell office:value-type="float" office:value="5087.0">
            <text:p>5087.0</text:p>
          </table:table-cell>
          <table:table-cell office:value-type="float" office:value="31.0">
            <text:p>31.0</text:p>
          </table:table-cell>
          <table:table-cell office:value-type="string" office:value="Posidonia oceanica matte">
            <text:p>Posidonia oceanica matte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7.5">
            <text:p>-7.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opezMerinoEtal2017,VacchiEtal2018a">
            <text:p>LopezMerinoEtal2017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Poz-19112">
            <text:p>Poz-19112</text:p>
          </table:table-cell>
          <table:table-cell office:value-type="float" office:value="41.33">
            <text:p>41.33</text:p>
          </table:table-cell>
          <table:table-cell office:value-type="float" office:value="2.05">
            <text:p>2.05</text:p>
          </table:table-cell>
          <table:table-cell office:value-type="float" office:value="4330.0">
            <text:p>4330.0</text:p>
          </table:table-cell>
          <table:table-cell office:value-type="float" office:value="35.0">
            <text:p>35.0</text:p>
          </table:table-cell>
          <table:table-cell office:value-type="string" office:value="Organic sediments">
            <text:p>Organic sediment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9">
            <text:p>-1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auraEtal2016,VacchiEtal2018a">
            <text:p>Daur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Poz-19098">
            <text:p>Poz-19098</text:p>
          </table:table-cell>
          <table:table-cell office:value-type="float" office:value="41.33">
            <text:p>41.33</text:p>
          </table:table-cell>
          <table:table-cell office:value-type="float" office:value="2.05">
            <text:p>2.05</text:p>
          </table:table-cell>
          <table:table-cell office:value-type="float" office:value="4290.0">
            <text:p>429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">
            <text:p>-3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auraEtal2016,VacchiEtal2018a">
            <text:p>Daur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LGQ-775">
            <text:p>LGQ-775</text:p>
          </table:table-cell>
          <table:table-cell office:value-type="float" office:value="42.04">
            <text:p>42.04</text:p>
          </table:table-cell>
          <table:table-cell office:value-type="float" office:value="3.22">
            <text:p>3.22</text:p>
          </table:table-cell>
          <table:table-cell office:value-type="float" office:value="2270.0">
            <text:p>2270.0</text:p>
          </table:table-cell>
          <table:table-cell office:value-type="float" office:value="65.0">
            <text:p>65.0</text:p>
          </table:table-cell>
          <table:table-cell office:value-type="string" office:value="Lithophyllum byssoides">
            <text:p>Lithophyllum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8a">
            <text:p>LaborelEtal1994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Erbro-94">
            <text:p>Erbro-94</text:p>
          </table:table-cell>
          <table:table-cell office:value-type="float" office:value="40.6">
            <text:p>40.6</text:p>
          </table:table-cell>
          <table:table-cell office:value-type="float" office:value="0.7">
            <text:p>0.7</text:p>
          </table:table-cell>
          <table:table-cell office:value-type="float" office:value="10320.0">
            <text:p>10320.0</text:p>
          </table:table-cell>
          <table:table-cell office:value-type="float" office:value="170.0">
            <text:p>1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0.1">
            <text:p>-40.1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DiazEtal1990,VacchiEtal2018a">
            <text:p>DiazEtal1990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GD-7041">
            <text:p>GD-7041</text:p>
          </table:table-cell>
          <table:table-cell office:value-type="float" office:value="41.2">
            <text:p>41.2</text:p>
          </table:table-cell>
          <table:table-cell office:value-type="float" office:value="1.66">
            <text:p>1.66</text:p>
          </table:table-cell>
          <table:table-cell office:value-type="float" office:value="3680.0">
            <text:p>3680.0</text:p>
          </table:table-cell>
          <table:table-cell office:value-type="float" office:value="80.0">
            <text:p>80.0</text:p>
          </table:table-cell>
          <table:table-cell office:value-type="string" office:value="Bulk sediment">
            <text:p>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">
            <text:p>-1.2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RieraMoraEstebanAmat1994,VacchiEtal2018a">
            <text:p>RieraMoraEstebanAmat1994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GD-6597">
            <text:p>GD-6597</text:p>
          </table:table-cell>
          <table:table-cell office:value-type="float" office:value="41.2">
            <text:p>41.2</text:p>
          </table:table-cell>
          <table:table-cell office:value-type="float" office:value="1.66">
            <text:p>1.66</text:p>
          </table:table-cell>
          <table:table-cell office:value-type="float" office:value="2390.0">
            <text:p>2390.0</text:p>
          </table:table-cell>
          <table:table-cell office:value-type="float" office:value="130.0">
            <text:p>130.0</text:p>
          </table:table-cell>
          <table:table-cell office:value-type="string" office:value="Bulk sediment">
            <text:p>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RieraMoraEstebanAmat1994,VacchiEtal2018a">
            <text:p>RieraMoraEstebanAmat1994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Somoza-05">
            <text:p>Somoza-05</text:p>
          </table:table-cell>
          <table:table-cell office:value-type="float" office:value="40.71">
            <text:p>40.71</text:p>
          </table:table-cell>
          <table:table-cell office:value-type="float" office:value="0.6">
            <text:p>0.6</text:p>
          </table:table-cell>
          <table:table-cell office:value-type="float" office:value="7950.0">
            <text:p>7950.0</text:p>
          </table:table-cell>
          <table:table-cell office:value-type="float" office:value="130.0">
            <text:p>1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2.1">
            <text:p>-12.1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ornozaEtal1998,VacchiEtal2018a">
            <text:p>SornozaEtal1998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201547">
            <text:p>BETA-201547</text:p>
          </table:table-cell>
          <table:table-cell office:value-type="float" office:value="41.32">
            <text:p>41.32</text:p>
          </table:table-cell>
          <table:table-cell office:value-type="float" office:value="2.12">
            <text:p>2.12</text:p>
          </table:table-cell>
          <table:table-cell office:value-type="float" office:value="12180.0">
            <text:p>12180.0</text:p>
          </table:table-cell>
          <table:table-cell office:value-type="float" office:value="60.0">
            <text:p>6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3.6">
            <text:p>-53.6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string" office:value="GamezTorrent2007,VacchiEtal2018a">
            <text:p>GamezTorrent2007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Somoza-02">
            <text:p>Somoza-02</text:p>
          </table:table-cell>
          <table:table-cell office:value-type="float" office:value="40.71">
            <text:p>40.71</text:p>
          </table:table-cell>
          <table:table-cell office:value-type="float" office:value="0.6">
            <text:p>0.6</text:p>
          </table:table-cell>
          <table:table-cell office:value-type="float" office:value="3300.0">
            <text:p>330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6">
            <text:p>-6.6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ornozaEtal1998,VacchiEtal2018a">
            <text:p>SornozaEtal1998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OS-59925">
            <text:p>OS-59925</text:p>
          </table:table-cell>
          <table:table-cell office:value-type="float" office:value="42.29">
            <text:p>42.29</text:p>
          </table:table-cell>
          <table:table-cell office:value-type="float" office:value="3.29">
            <text:p>3.29</text:p>
          </table:table-cell>
          <table:table-cell office:value-type="float" office:value="5370.0">
            <text:p>5370.0</text:p>
          </table:table-cell>
          <table:table-cell office:value-type="float" office:value="30.0">
            <text:p>30.0</text:p>
          </table:table-cell>
          <table:table-cell office:value-type="string" office:value="Posidonia oceanica matte">
            <text:p>Posidonia oceanica matte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7.9">
            <text:p>-7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opezMerinoEtal2017,VacchiEtal2018a">
            <text:p>LopezMerinoEtal2017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348516">
            <text:p>Beta-348516</text:p>
          </table:table-cell>
          <table:table-cell office:value-type="float" office:value="40.7">
            <text:p>40.7</text:p>
          </table:table-cell>
          <table:table-cell office:value-type="float" office:value="0.6">
            <text:p>0.6</text:p>
          </table:table-cell>
          <table:table-cell office:value-type="float" office:value="2490.0">
            <text:p>2490.0</text:p>
          </table:table-cell>
          <table:table-cell office:value-type="float" office:value="30.0">
            <text:p>30.0</text:p>
          </table:table-cell>
          <table:table-cell office:value-type="string" office:value="Shells (likely freshwater)">
            <text:p>Shells (likely freshwater)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CearretaEtal2016,VacchiEtal2018a">
            <text:p>Cearret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OS-90972">
            <text:p>OS-90972</text:p>
          </table:table-cell>
          <table:table-cell office:value-type="float" office:value="40.7">
            <text:p>40.7</text:p>
          </table:table-cell>
          <table:table-cell office:value-type="float" office:value="0.6">
            <text:p>0.6</text:p>
          </table:table-cell>
          <table:table-cell office:value-type="float" office:value="7740.0">
            <text:p>7740.0</text:p>
          </table:table-cell>
          <table:table-cell office:value-type="float" office:value="35.0">
            <text:p>35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5.3">
            <text:p>-15.3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string" office:value="CearretaEtal2016,VacchiEtal2018a">
            <text:p>Cearret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354496">
            <text:p>Beta-354496</text:p>
          </table:table-cell>
          <table:table-cell office:value-type="float" office:value="40.7">
            <text:p>40.7</text:p>
          </table:table-cell>
          <table:table-cell office:value-type="float" office:value="0.6">
            <text:p>0.6</text:p>
          </table:table-cell>
          <table:table-cell office:value-type="float" office:value="7390.0">
            <text:p>7390.0</text:p>
          </table:table-cell>
          <table:table-cell office:value-type="float" office:value="50.0">
            <text:p>5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3.2">
            <text:p>-13.2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string" office:value="CearretaEtal2016,VacchiEtal2018a">
            <text:p>Cearret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380019">
            <text:p>Beta-380019</text:p>
          </table:table-cell>
          <table:table-cell office:value-type="float" office:value="40.7">
            <text:p>40.7</text:p>
          </table:table-cell>
          <table:table-cell office:value-type="float" office:value="0.6">
            <text:p>0.6</text:p>
          </table:table-cell>
          <table:table-cell office:value-type="float" office:value="1600.0">
            <text:p>1600.0</text:p>
          </table:table-cell>
          <table:table-cell office:value-type="float" office:value="30.0">
            <text:p>30.0</text:p>
          </table:table-cell>
          <table:table-cell office:value-type="string" office:value="Shells (likely freshwater)">
            <text:p>Shells (likely freshwater)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CearretaEtal2016,VacchiEtal2018a">
            <text:p>Cearret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380020">
            <text:p>Beta-380020</text:p>
          </table:table-cell>
          <table:table-cell office:value-type="float" office:value="40.7">
            <text:p>40.7</text:p>
          </table:table-cell>
          <table:table-cell office:value-type="float" office:value="0.6">
            <text:p>0.6</text:p>
          </table:table-cell>
          <table:table-cell office:value-type="float" office:value="1630.0">
            <text:p>1630.0</text:p>
          </table:table-cell>
          <table:table-cell office:value-type="float" office:value="30.0">
            <text:p>30.0</text:p>
          </table:table-cell>
          <table:table-cell office:value-type="string" office:value="Shells (likely freshwater)">
            <text:p>Shells (likely freshwater)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CearretaEtal2016,VacchiEtal2018a">
            <text:p>Cearret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380021">
            <text:p>Beta-380021</text:p>
          </table:table-cell>
          <table:table-cell office:value-type="float" office:value="40.7">
            <text:p>40.7</text:p>
          </table:table-cell>
          <table:table-cell office:value-type="float" office:value="0.6">
            <text:p>0.6</text:p>
          </table:table-cell>
          <table:table-cell office:value-type="float" office:value="2540.0">
            <text:p>2540.0</text:p>
          </table:table-cell>
          <table:table-cell office:value-type="float" office:value="30.0">
            <text:p>30.0</text:p>
          </table:table-cell>
          <table:table-cell office:value-type="string" office:value="Shells (likely freshwater)">
            <text:p>Shells (likely freshwater)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CearretaEtal2016,VacchiEtal2018a">
            <text:p>Cearret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348515">
            <text:p>Beta-348515</text:p>
          </table:table-cell>
          <table:table-cell office:value-type="float" office:value="40.7">
            <text:p>40.7</text:p>
          </table:table-cell>
          <table:table-cell office:value-type="float" office:value="0.6">
            <text:p>0.6</text:p>
          </table:table-cell>
          <table:table-cell office:value-type="float" office:value="1770.0">
            <text:p>1770.0</text:p>
          </table:table-cell>
          <table:table-cell office:value-type="float" office:value="30.0">
            <text:p>30.0</text:p>
          </table:table-cell>
          <table:table-cell office:value-type="string" office:value="Shells (likely freshwater)">
            <text:p>Shells (likely freshwater)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">
            <text:p>-0.6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CearretaEtal2016,VacchiEtal2018a">
            <text:p>Cearret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380025">
            <text:p>Beta-380025</text:p>
          </table:table-cell>
          <table:table-cell office:value-type="float" office:value="40.7">
            <text:p>40.7</text:p>
          </table:table-cell>
          <table:table-cell office:value-type="float" office:value="0.6">
            <text:p>0.6</text:p>
          </table:table-cell>
          <table:table-cell office:value-type="float" office:value="4152.0">
            <text:p>4152.0</text:p>
          </table:table-cell>
          <table:table-cell office:value-type="float" office:value="42.0">
            <text:p>42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9.8">
            <text:p>-9.8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string" office:value="CearretaEtal2016,VacchiEtal2018a">
            <text:p>Cearret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GD-5919">
            <text:p>GD-5919</text:p>
          </table:table-cell>
          <table:table-cell office:value-type="float" office:value="41.2">
            <text:p>41.2</text:p>
          </table:table-cell>
          <table:table-cell office:value-type="float" office:value="1.66">
            <text:p>1.66</text:p>
          </table:table-cell>
          <table:table-cell office:value-type="float" office:value="5040.0">
            <text:p>50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">
            <text:p>-3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RieraMoraEstebanAmat1994,VacchiEtal2018a">
            <text:p>RieraMoraEstebanAmat1994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380027">
            <text:p>Beta-380027</text:p>
          </table:table-cell>
          <table:table-cell office:value-type="float" office:value="40.7">
            <text:p>40.7</text:p>
          </table:table-cell>
          <table:table-cell office:value-type="float" office:value="0.6">
            <text:p>0.6</text:p>
          </table:table-cell>
          <table:table-cell office:value-type="float" office:value="4182.0">
            <text:p>4182.0</text:p>
          </table:table-cell>
          <table:table-cell office:value-type="float" office:value="42.0">
            <text:p>42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0.3">
            <text:p>-10.3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string" office:value="CearretaEtal2016,VacchiEtal2018a">
            <text:p>Cearret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380028">
            <text:p>Beta-380028</text:p>
          </table:table-cell>
          <table:table-cell office:value-type="float" office:value="40.7">
            <text:p>40.7</text:p>
          </table:table-cell>
          <table:table-cell office:value-type="float" office:value="0.6">
            <text:p>0.6</text:p>
          </table:table-cell>
          <table:table-cell office:value-type="float" office:value="4282.0">
            <text:p>4282.0</text:p>
          </table:table-cell>
          <table:table-cell office:value-type="float" office:value="42.0">
            <text:p>42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0.5">
            <text:p>-10.5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string" office:value="CearretaEtal2016,VacchiEtal2018a">
            <text:p>Cearret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380030">
            <text:p>Beta-380030</text:p>
          </table:table-cell>
          <table:table-cell office:value-type="float" office:value="40.7">
            <text:p>40.7</text:p>
          </table:table-cell>
          <table:table-cell office:value-type="float" office:value="0.6">
            <text:p>0.6</text:p>
          </table:table-cell>
          <table:table-cell office:value-type="float" office:value="6382.0">
            <text:p>6382.0</text:p>
          </table:table-cell>
          <table:table-cell office:value-type="float" office:value="50.0">
            <text:p>5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2.1">
            <text:p>-12.1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string" office:value="CearretaEtal2016,VacchiEtal2018a">
            <text:p>Cearret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380031">
            <text:p>Beta-380031</text:p>
          </table:table-cell>
          <table:table-cell office:value-type="float" office:value="40.7">
            <text:p>40.7</text:p>
          </table:table-cell>
          <table:table-cell office:value-type="float" office:value="0.6">
            <text:p>0.6</text:p>
          </table:table-cell>
          <table:table-cell office:value-type="float" office:value="7552.0">
            <text:p>7552.0</text:p>
          </table:table-cell>
          <table:table-cell office:value-type="float" office:value="42.0">
            <text:p>42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3.6">
            <text:p>-13.6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string" office:value="CearretaEtal2016,VacchiEtal2018a">
            <text:p>Cearret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380032">
            <text:p>Beta-380032</text:p>
          </table:table-cell>
          <table:table-cell office:value-type="float" office:value="40.7">
            <text:p>40.7</text:p>
          </table:table-cell>
          <table:table-cell office:value-type="float" office:value="0.6">
            <text:p>0.6</text:p>
          </table:table-cell>
          <table:table-cell office:value-type="float" office:value="7522.0">
            <text:p>7522.0</text:p>
          </table:table-cell>
          <table:table-cell office:value-type="float" office:value="42.0">
            <text:p>42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3.7">
            <text:p>-13.7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string" office:value="CearretaEtal2016,VacchiEtal2018a">
            <text:p>Cearret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380026">
            <text:p>Beta-380026</text:p>
          </table:table-cell>
          <table:table-cell office:value-type="float" office:value="40.7">
            <text:p>40.7</text:p>
          </table:table-cell>
          <table:table-cell office:value-type="float" office:value="0.6">
            <text:p>0.6</text:p>
          </table:table-cell>
          <table:table-cell office:value-type="float" office:value="4372.0">
            <text:p>4372.0</text:p>
          </table:table-cell>
          <table:table-cell office:value-type="float" office:value="42.0">
            <text:p>42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0.2">
            <text:p>-10.2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string" office:value="CearretaEtal2016,VacchiEtal2018a">
            <text:p>Cearret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348514">
            <text:p>Beta-348514</text:p>
          </table:table-cell>
          <table:table-cell office:value-type="float" office:value="40.7">
            <text:p>40.7</text:p>
          </table:table-cell>
          <table:table-cell office:value-type="float" office:value="0.6">
            <text:p>0.6</text:p>
          </table:table-cell>
          <table:table-cell office:value-type="float" office:value="1700.0">
            <text:p>1700.0</text:p>
          </table:table-cell>
          <table:table-cell office:value-type="float" office:value="30.0">
            <text:p>30.0</text:p>
          </table:table-cell>
          <table:table-cell office:value-type="string" office:value="Shells (likely freshwater)">
            <text:p>Shells (likely freshwater)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5">
            <text:p>-0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CearretaEtal2016,VacchiEtal2018a">
            <text:p>Cearret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Sant_Pol_SP2">
            <text:p>Sant_Pol_SP2</text:p>
          </table:table-cell>
          <table:table-cell office:value-type="float" office:value="41.69">
            <text:p>41.69</text:p>
          </table:table-cell>
          <table:table-cell office:value-type="float" office:value="2.6">
            <text:p>2.6</text:p>
          </table:table-cell>
          <table:table-cell office:value-type="float" office:value="2171.0">
            <text:p>2171.0</text:p>
          </table:table-cell>
          <table:table-cell office:value-type="float" office:value="50.0">
            <text:p>50.0</text:p>
          </table:table-cell>
          <table:table-cell office:value-type="string" office:value="Spondylus gaederopus">
            <text:p>Spondylus gaederopu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7">
            <text:p>-0.7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RoquePauPalliBuxo1997,VacchiEtal2018a">
            <text:p>RoquePauPalliBuxo1997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GD-5918">
            <text:p>GD-5918</text:p>
          </table:table-cell>
          <table:table-cell office:value-type="float" office:value="41.2">
            <text:p>41.2</text:p>
          </table:table-cell>
          <table:table-cell office:value-type="float" office:value="1.66">
            <text:p>1.66</text:p>
          </table:table-cell>
          <table:table-cell office:value-type="float" office:value="950.0">
            <text:p>950.0</text:p>
          </table:table-cell>
          <table:table-cell office:value-type="float" office:value="50.0">
            <text:p>50.0</text:p>
          </table:table-cell>
          <table:table-cell office:value-type="string" office:value="Bulk sediment">
            <text:p>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RieraMoraEstebanAmat1994,VacchiEtal2018a">
            <text:p>RieraMoraEstebanAmat1994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286856">
            <text:p>Beta-286856</text:p>
          </table:table-cell>
          <table:table-cell office:value-type="float" office:value="42.28">
            <text:p>42.28</text:p>
          </table:table-cell>
          <table:table-cell office:value-type="float" office:value="3.1">
            <text:p>3.1</text:p>
          </table:table-cell>
          <table:table-cell office:value-type="float" office:value="2410.0">
            <text:p>2410.0</text:p>
          </table:table-cell>
          <table:table-cell office:value-type="float" office:value="40.0">
            <text:p>40.0</text:p>
          </table:table-cell>
          <table:table-cell office:value-type="string" office:value="Cerastoderma glaucum">
            <text:p>Cerastoderma glaucum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EjarqueEtal2016,VacchiEtal2018a">
            <text:p>Ejarque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286857">
            <text:p>Beta-286857</text:p>
          </table:table-cell>
          <table:table-cell office:value-type="float" office:value="42.28">
            <text:p>42.28</text:p>
          </table:table-cell>
          <table:table-cell office:value-type="float" office:value="3.1">
            <text:p>3.1</text:p>
          </table:table-cell>
          <table:table-cell office:value-type="float" office:value="4110.0">
            <text:p>4110.0</text:p>
          </table:table-cell>
          <table:table-cell office:value-type="float" office:value="40.0">
            <text:p>4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.6">
            <text:p>-2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EjarqueEtal2016,VacchiEtal2018a">
            <text:p>Ejarque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272096">
            <text:p>Beta-272096</text:p>
          </table:table-cell>
          <table:table-cell office:value-type="float" office:value="42.28">
            <text:p>42.28</text:p>
          </table:table-cell>
          <table:table-cell office:value-type="float" office:value="3.1">
            <text:p>3.1</text:p>
          </table:table-cell>
          <table:table-cell office:value-type="float" office:value="2940.0">
            <text:p>2940.0</text:p>
          </table:table-cell>
          <table:table-cell office:value-type="float" office:value="40.0">
            <text:p>40.0</text:p>
          </table:table-cell>
          <table:table-cell office:value-type="string" office:value="Cerastoderma glaucum">
            <text:p>Cerastoderma glaucum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EjarqueEtal2016,VacchiEtal2018a">
            <text:p>Ejarque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272095">
            <text:p>Beta-272095</text:p>
          </table:table-cell>
          <table:table-cell office:value-type="float" office:value="42.28">
            <text:p>42.28</text:p>
          </table:table-cell>
          <table:table-cell office:value-type="float" office:value="3.1">
            <text:p>3.1</text:p>
          </table:table-cell>
          <table:table-cell office:value-type="float" office:value="1610.0">
            <text:p>1610.0</text:p>
          </table:table-cell>
          <table:table-cell office:value-type="float" office:value="40.0">
            <text:p>40.0</text:p>
          </table:table-cell>
          <table:table-cell office:value-type="string" office:value="Cerastoderma glaucum">
            <text:p>Cerastoderma glaucum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EjarqueEtal2016,VacchiEtal2018a">
            <text:p>Ejarque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272097">
            <text:p>Beta-272097</text:p>
          </table:table-cell>
          <table:table-cell office:value-type="float" office:value="42.28">
            <text:p>42.28</text:p>
          </table:table-cell>
          <table:table-cell office:value-type="float" office:value="3.1">
            <text:p>3.1</text:p>
          </table:table-cell>
          <table:table-cell office:value-type="float" office:value="4260.0">
            <text:p>4260.0</text:p>
          </table:table-cell>
          <table:table-cell office:value-type="float" office:value="40.0">
            <text:p>4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3.2">
            <text:p>-3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EjarqueEtal2016,VacchiEtal2018a">
            <text:p>Ejarque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269075">
            <text:p>Beta-269075</text:p>
          </table:table-cell>
          <table:table-cell office:value-type="float" office:value="42.28">
            <text:p>42.28</text:p>
          </table:table-cell>
          <table:table-cell office:value-type="float" office:value="3.1">
            <text:p>3.1</text:p>
          </table:table-cell>
          <table:table-cell office:value-type="float" office:value="340.0">
            <text:p>34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4">
            <text:p>-0.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EjarqueEtal2016,VacchiEtal2018a">
            <text:p>Ejarque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269074">
            <text:p>Beta-269074</text:p>
          </table:table-cell>
          <table:table-cell office:value-type="float" office:value="42.28">
            <text:p>42.28</text:p>
          </table:table-cell>
          <table:table-cell office:value-type="float" office:value="3.1">
            <text:p>3.1</text:p>
          </table:table-cell>
          <table:table-cell office:value-type="float" office:value="130.0">
            <text:p>13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EjarqueEtal2016,VacchiEtal2018a">
            <text:p>Ejarque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272094">
            <text:p>Beta-272094</text:p>
          </table:table-cell>
          <table:table-cell office:value-type="float" office:value="42.28">
            <text:p>42.28</text:p>
          </table:table-cell>
          <table:table-cell office:value-type="float" office:value="3.1">
            <text:p>3.1</text:p>
          </table:table-cell>
          <table:table-cell office:value-type="float" office:value="1290.0">
            <text:p>1290.0</text:p>
          </table:table-cell>
          <table:table-cell office:value-type="float" office:value="40.0">
            <text:p>40.0</text:p>
          </table:table-cell>
          <table:table-cell office:value-type="string" office:value="Cerastoderma glaucum">
            <text:p>Cerastoderma glaucum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6">
            <text:p>-0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EjarqueEtal2016,VacchiEtal2018a">
            <text:p>EjarqueEtal2016,VacchiEtal2018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